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P4"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complex="Calibri"/>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aying at Home or Retirement Living? Helping Parents Plan for the Future</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1506830412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p text:style-name="Standard">This course is geared towards family members who provide support or care to an older adult who may be a parent, spouse, other relative, or a significant other. Also, this course may be of help to a “future caregiver” to better prepare oneself for a future caregiving role. Whether you are now – or will be in the future – a caregiver for an older adult, it is important to understand that you are not alone.</text:p>
      <text:p text:style-name="Standard"><text:s/></text:p>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commended Software/Materials</text:span></text:p>
      <text:list xml:id="list15068304122"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text:soft-page-break/>Participant Access</text:p>
      <text:p text:style-name="Standard">You will have access for 90 days from the date of your original enrollment. </text:p>
      <text:p text:style-name="Standard"><text:s/></text:p>
      <text:p text:style-name="P1">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06T23:55:10</dc:date>
    <meta:editing-duration>PT28M48S</meta:editing-duration>
    <meta:editing-cycles>51</meta:editing-cycles>
    <meta:generator>LibreOffice/3.5$Linux_X86_64 LibreOffice_project/350m1$Build-2</meta:generator>
    <meta:document-statistic meta:table-count="0" meta:image-count="0" meta:object-count="0" meta:page-count="2" meta:paragraph-count="34" meta:word-count="482" meta:character-count="3144" meta:non-whitespace-character-count="2684"/>
  </office:meta>
</office:document-meta>
</file>